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">
          <table:table-cell table:number-columns-repeated="6"/>
        </table:table-row>
        <table:table-row table:style-name="ro2">
          <table:table-cell office:value-type="string">
            <text:p>cat A</text:p>
          </table:table-cell>
          <table:table-cell office:value-type="string">
            <text:p>cat B</text:p>
          </table:table-cell>
          <table:table-cell office:value-type="string">
            <text:p>cat C</text:p>
          </table:table-cell>
          <table:table-cell office:value-type="string">
            <text:p>cat D</text:p>
          </table:table-cell>
          <table:table-cell office:value-type="string">
            <text:p>cat E</text:p>
          </table:table-cell>
          <table:table-cell office:value-type="string">
            <text:p>date</text:p>
          </table:table-cell>
        </table:table-row>
        <table:table-row table:style-name="ro3">
          <table:table-cell office:value-type="string">
            <text:p>Domaine</text:p>
          </table:table-cell>
          <table:table-cell office:value-type="string">
            <text:p>MOK</text:p>
          </table:table-cell>
          <table:table-cell office:value-type="string">
            <text:p>ROUTE</text:p>
          </table:table-cell>
          <table:table-cell office:value-type="string">
            <text:p>PAIN</text:p>
          </table:table-cell>
          <table:table-cell office:value-type="string">
            <text:p>SEIGLE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4"/>
          <table:table-cell office:value-type="string">
            <text:p>Total SEIGLE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PORL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4"/>
          <table:table-cell office:value-type="string">
            <text:p>Total PORL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Total PAI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REPE</text:p>
          </table:table-cell>
          <table:table-cell office:value-type="string">
            <text:p>MAR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</table:table-row>
        <table:table-row table:style-name="ro2">
          <table:table-cell table:number-columns-repeated="4"/>
          <table:table-cell office:value-type="string">
            <text:p>Total MAR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NUT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5"/>
          <table:table-cell office:value-type="float" office:value="5">
            <text:p>5</text:p>
          </table:table-cell>
        </table:table-row>
        <table:table-row table:style-name="ro2">
          <table:table-cell table:number-columns-repeated="4"/>
          <table:table-cell office:value-type="string">
            <text:p>Total NUT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Total CREP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LOUBA</text:p>
          </table:table-cell>
          <table:table-cell office:value-type="string">
            <text:p>MAR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5"/>
          <table:table-cell office:value-type="float" office:value="3">
            <text:p>3</text:p>
          </table:table-cell>
        </table:table-row>
        <table:table-row table:style-name="ro2">
          <table:table-cell table:number-columns-repeated="4"/>
          <table:table-cell office:value-type="string">
            <text:p>Total MAR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CONF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5"/>
          <table:table-cell office:value-type="float" office:value="6">
            <text:p>6</text:p>
          </table:table-cell>
        </table:table-row>
        <table:table-row table:style-name="ro1">
          <table:table-cell table:number-columns-repeated="5"/>
          <table:table-cell office:value-type="float" office:value="7">
            <text:p>7</text:p>
          </table:table-cell>
        </table:table-row>
        <table:table-row table:style-name="ro1">
          <table:table-cell table:number-columns-repeated="4"/>
          <table:table-cell office:value-type="string">
            <text:p>Total CONF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Total LOUB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otal ROUTE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TotalMOK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4-10-07T09:32:57</dc:date>
    <dc:creator>Guillaume Havard</dc:creator>
    <meta:editing-duration>P0D</meta:editing-duration>
    <meta:editing-cycles>1</meta:editing-cycles>
    <meta:document-statistic meta:table-count="1" meta:cell-count="41" meta:object-count="0"/>
  </office:meta>
</office:document-meta>
</file>